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14_20-58-05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15_01-14-16_000.jpg</text:p>
          </table:table-cell>
          <table:table-cell table:style-name="ce25" office:value-type="string">
            <text:p>:m :PHOTO 寝た時刻 / 2022 / オナニー、未了、duration=３０分？ぐらい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 / オナニー、未了、duration=３０分？ぐらい,other=~">
            <text:p>:m :PHOTO 寝た時刻 / 2022 / オナニー、未了、duration=３０分？ぐらい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15_04-57-13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15_09-23-08_000.jpg</text:p>
          </table:table-cell>
          <table:table-cell table:style-name="ce34" office:value-type="string">
            <text:p>:m RES 1*1 / free# JVEMV6 68#_id=HSJI / 68. theoretical-physics(tp) / w=~,topics=行列：分配法則：乗法,other=~,s=~,i=~,doc=~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RES 1*1 / free# JVEMV6 68#_id=HSJI / 68. theoretical-physics(tp) / w=~,topics=行列：分配法則：乗法,other=~,s=~,i=~,doc=~ ">
            <text:p>:m RES 1*1 / free# JVEMV6 68#_id=HSJI / 68. theoretical-physics(tp) / w=~,topics=行列：分配法則：乗法,other=~,s=~,i=~,doc=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15_12-11-49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15_15-06-29_000.jpg</text:p>
          </table:table-cell>
          <table:table-cell table:style-name="ce34" office:value-type="string">
            <text:p>:m RES 1*1 / free# JVEMV6 68#_202:1 / 68. theoretical-physics(tp) / w=~,topics=ベクトル：回転,other=orig+:回転系の基底ベクトル：慣性系から見た場合,s=~,i=~,doc=r-8-1~6.6;r-6-3~1.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1*1 / free# JVEMV6 68#_202:1 / 68. theoretical-physics(tp) / w=~,topics=ベクトル：回転,other=orig+:回転系の基底ベクトル：慣性系から見た場合,s=~,i=~,doc=r-8-1~6.6;r-6-3~1.2">
            <text:p>:m RES 1*1 / free# JVEMV6 68#_202:1 / 68. theoretical-physics(tp) / w=~,topics=ベクトル：回転,other=orig+:回転系の基底ベクトル：慣性系から見た場合,s=~,i=~,doc=r-8-1~6.6;r-6-3~1.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2022/03/16</text:date>, <text:time>09:14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16T09:14:48.39</dc:date>
    <dc:creator>iwabuchi ken</dc:creator>
    <meta:editing-duration>P44DT4H3M49S</meta:editing-duration>
    <meta:editing-cycles>14737</meta:editing-cycles>
    <meta:document-statistic meta:table-count="2" meta:cell-count="477" meta:object-count="0"/>
    <meta:user-defined meta:name="qrichtext">1</meta:user-defined>
  </office:meta>
</office:document-meta>
</file>